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6D5D884ED4658238.png" manifest:media-type="image/png"/>
  <manifest:file-entry manifest:full-path="Pictures/1000000000000266000001CC90ADBD1A8884DE51.png" manifest:media-type="image/png"/>
  <manifest:file-entry manifest:full-path="Pictures/1000000000000266000001CC200607B0C0E59FA9.pdf" manifest:media-type="application/pdf"/>
  <manifest:file-entry manifest:full-path="Pictures/1000000000000266000001CCDB40E54249FCF8B5.pdf" manifest:media-type="application/pdf"/>
  <manifest:file-entry manifest:full-path="Pictures/1000000000000266000001CC53AFF86D32001919.pdf" manifest:media-type="application/pdf"/>
  <manifest:file-entry manifest:full-path="Pictures/1000000000000266000001CC0F843D48E1F0CF44.pdf" manifest:media-type="application/pdf"/>
  <manifest:file-entry manifest:full-path="Pictures/1000000000000266000001CC02B2D45E9EB52A22.png" manifest:media-type="image/png"/>
  <manifest:file-entry manifest:full-path="Pictures/1000000000000266000001CCA079538670A0C92D.png" manifest:media-type="image/png"/>
  <manifest:file-entry manifest:full-path="Pictures/1000000000000266000001CC1D26A68B8316231E.pdf" manifest:media-type="application/pdf"/>
  <manifest:file-entry manifest:full-path="Pictures/1000000000000266000001CCE1B2C42895F53FA0.png" manifest:media-type="image/png"/>
  <manifest:file-entry manifest:full-path="Pictures/1000000000000266000001CC1D3726BA0A8CE18E.png" manifest:media-type="image/png"/>
  <manifest:file-entry manifest:full-path="Pictures/1000000000000266000001CCF2DC244AE29398BE.pdf" manifest:media-type="application/pdf"/>
  <manifest:file-entry manifest:full-path="Pictures/1000000000000266000001CC921A4D5366E31E0A.png" manifest:media-type="image/png"/>
  <manifest:file-entry manifest:full-path="Pictures/1000000000000266000001CC279276ADCD6A01C8.png" manifest:media-type="image/png"/>
  <manifest:file-entry manifest:full-path="Pictures/1000000000000266000001CCDE5C54AF5935325D.pdf" manifest:media-type="application/pdf"/>
  <manifest:file-entry manifest:full-path="Pictures/1000000000000266000001CCF66C22446D95B1BF.png" manifest:media-type="image/png"/>
  <manifest:file-entry manifest:full-path="Pictures/1000000000000266000001CCFAB1EED4CECC1494.pdf" manifest:media-type="application/pdf"/>
  <manifest:file-entry manifest:full-path="Pictures/1000000000000266000001CC99F2B39C4ED1B27A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stroke="dash" draw:stroke-dash="Line_20_Style_20_9" svg:stroke-width="0.081cm" svg:stroke-color="#106802" draw:marker-start-width="0.321cm" draw:marker-end-width="0.321cm" svg:stroke-opacity="75%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Line_20_Style_20_9" svg:stroke-width="0.081cm" svg:stroke-color="#106802" draw:marker-start-width="0.322cm" draw:marker-end-width="0.322cm" svg:stroke-opacity="85%" draw:fill="none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draw:stroke="dash" draw:stroke-dash="Line_20_Style_20_9" svg:stroke-width="0.106cm" svg:stroke-color="#106802" draw:marker-start-width="0.359cm" draw:marker-end-width="0.359cm" svg:stroke-opacity="75%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draw:stroke="dash" draw:stroke-dash="Line_20_Style_20_9" svg:stroke-width="0.081cm" svg:stroke-color="#106802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dash" draw:stroke-dash="Line_20_Style_20_9" svg:stroke-width="0.053cm" svg:stroke-color="#ff0000" draw:marker-start-width="0.279cm" draw:marker-end-width="0.279cm" svg:stroke-opacity="75%" draw:fill="none" draw:textarea-horizontal-align="justify" draw:textarea-vertical-align="middle" draw:auto-grow-height="false" fo:min-height="0.507cm" fo:min-width="0.257cm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9cm" svg:height="6.655cm" svg:x="0cm" svg:y="0cm">
          <draw:image xlink:href="Pictures/1000000000000266000001CC200607B0C0E59FA9.pdf" xlink:type="simple" xlink:show="embed" xlink:actuate="onLoad">
            <text:p/>
          </draw:image>
          <draw:image xlink:href="Pictures/1000000000000266000001CCA079538670A0C92D.png" xlink:type="simple" xlink:show="embed" xlink:actuate="onLoad"/>
        </draw:frame>
        <draw:frame draw:style-name="gr1" draw:text-style-name="P1" draw:layer="layout" svg:width="8.89cm" svg:height="6.655cm" svg:x="8.128cm" svg:y="0cm">
          <draw:image xlink:href="Pictures/1000000000000266000001CC53AFF86D32001919.pdf" xlink:type="simple" xlink:show="embed" xlink:actuate="onLoad">
            <text:p/>
          </draw:image>
          <draw:image xlink:href="Pictures/1000000000000266000001CC6D5D884ED4658238.png" xlink:type="simple" xlink:show="embed" xlink:actuate="onLoad"/>
        </draw:frame>
        <draw:g>
          <svg:title>TexMaths</svg:title>
          <svg:desc>14§display§$2$§svg§600§FALSE§</svg:desc>
          <draw:polygon draw:style-name="gr2" draw:text-style-name="P2" draw:layer="layout" svg:width="0.247cm" svg:height="0.317cm" svg:x="0.127cm" svg:y="6.233cm" svg:viewBox="0 0 248 318" draw:points="123,318 0,318 0,0 248,0 248,318">
            <text:p/>
          </draw:polygon>
          <draw:path draw:style-name="gr3" draw:text-style-name="P3" draw:layer="layout" svg:width="0.197cm" svg:height="0.328cm" svg:x="0.152cm" svg:y="6.223cm" svg:viewBox="0 0 198 329" svg:d="M38 291l53-52c77-68 107-94 107-143 0-57-44-96-105-96-56 0-93 46-93 90 0 26 25 26 26 26 9 0 26-5 26-25 0-13-9-26-26-26-5 0-5 0-7 1 11-32 38-50 67-50 45 0 67 39 67 80 0 39-25 79-52 109l-95 105c-6 6-6 7-6 19h184l14-86h-13c-2 14-5 37-10 43-4 5-37 5-47 5z">
            <text:p/>
          </draw:path>
        </draw:g>
        <draw:g>
          <draw:line draw:style-name="gr4" draw:text-style-name="P4" draw:layer="layout" svg:x1="1.778cm" svg:y1="1.778cm" svg:x2="4.826cm" svg:y2="1.397cm">
            <text:p/>
          </draw:line>
          <draw:line draw:style-name="gr4" draw:text-style-name="P4" draw:layer="layout" svg:x1="4.826cm" svg:y1="1.397cm" svg:x2="5.461cm" svg:y2="1.905cm">
            <text:p/>
          </draw:line>
          <draw:line draw:style-name="gr4" draw:text-style-name="P4" draw:layer="layout" svg:x1="4.064cm" svg:y1="4.572cm" svg:x2="5.461cm" svg:y2="1.905cm">
            <text:p/>
          </draw:line>
          <draw:line draw:style-name="gr5" draw:text-style-name="P4" draw:layer="layout" svg:x1="5.461cm" svg:y1="1.905cm" svg:x2="6.731cm" svg:y2="1.778cm">
            <text:p/>
          </draw:line>
          <draw:line draw:style-name="gr5" draw:text-style-name="P4" draw:layer="layout" svg:x1="6.731cm" svg:y1="1.778cm" svg:x2="7.239cm" svg:y2="0.889cm">
            <text:p/>
          </draw:line>
          <draw:line draw:style-name="gr6" draw:text-style-name="P4" draw:layer="layout" svg:x1="6.731cm" svg:y1="1.778cm" svg:x2="7.366cm" svg:y2="3.175cm">
            <text:p/>
          </draw:line>
          <draw:line draw:style-name="gr5" draw:text-style-name="P4" draw:layer="layout" svg:x1="1.778cm" svg:y1="3.048cm" svg:x2="3.302cm" svg:y2="4.699cm">
            <text:p/>
          </draw:line>
          <draw:line draw:style-name="gr7" draw:text-style-name="P4" draw:layer="layout" svg:x1="1.778cm" svg:y1="4.953cm" svg:x2="4.064cm" svg:y2="4.572cm">
            <text:p/>
          </draw:line>
          <draw:line draw:style-name="gr4" draw:text-style-name="P4" draw:layer="layout" svg:x1="4.064cm" svg:y1="4.572cm" svg:x2="4.572cm" svg:y2="5.842cm">
            <text:p/>
          </draw:line>
          <draw:line draw:style-name="gr6" draw:text-style-name="P4" draw:layer="layout" svg:x1="4.699cm" svg:y1="0.762cm" svg:x2="4.826cm" svg:y2="1.398cm">
            <text:p/>
          </draw:line>
        </draw:g>
        <draw:g>
          <draw:line draw:style-name="gr4" draw:text-style-name="P4" draw:layer="layout" svg:x1="10.033cm" svg:y1="1.651cm" svg:x2="13.208cm" svg:y2="1.27cm">
            <text:p/>
          </draw:line>
          <draw:line draw:style-name="gr4" draw:text-style-name="P4" draw:layer="layout" svg:x1="13.208cm" svg:y1="1.27cm" svg:x2="13.632cm" svg:y2="1.778cm">
            <text:p/>
          </draw:line>
          <draw:line draw:style-name="gr4" draw:text-style-name="P4" draw:layer="layout" svg:x1="12.267cm" svg:y1="4.445cm" svg:x2="13.632cm" svg:y2="1.778cm">
            <text:p/>
          </draw:line>
          <draw:line draw:style-name="gr5" draw:text-style-name="P4" draw:layer="layout" svg:x1="13.632cm" svg:y1="1.778cm" svg:x2="14.873cm" svg:y2="1.651cm">
            <text:p/>
          </draw:line>
          <draw:line draw:style-name="gr5" draw:text-style-name="P4" draw:layer="layout" svg:x1="14.873cm" svg:y1="1.651cm" svg:x2="15.24cm" svg:y2="0.762cm">
            <text:p/>
          </draw:line>
          <draw:line draw:style-name="gr6" draw:text-style-name="P4" draw:layer="layout" svg:x1="14.873cm" svg:y1="1.651cm" svg:x2="15.494cm" svg:y2="3.302cm">
            <text:p/>
          </draw:line>
          <draw:line draw:style-name="gr5" draw:text-style-name="P4" draw:layer="layout" svg:x1="9.906cm" svg:y1="2.032cm" svg:x2="11.938cm" svg:y2="4.445cm">
            <text:p/>
          </draw:line>
          <draw:line draw:style-name="gr7" draw:text-style-name="P4" draw:layer="layout" svg:x1="10.033cm" svg:y1="4.826cm" svg:x2="12.267cm" svg:y2="4.445cm">
            <text:p/>
          </draw:line>
          <draw:line draw:style-name="gr4" draw:text-style-name="P4" draw:layer="layout" svg:x1="12.267cm" svg:y1="4.445cm" svg:x2="12.954cm" svg:y2="5.842cm">
            <text:p/>
          </draw:line>
          <draw:line draw:style-name="gr6" draw:text-style-name="P4" draw:layer="layout" svg:x1="13.208cm" svg:y1="1.27cm" svg:x2="12.954cm" svg:y2="0.762cm">
            <text:p/>
          </draw:line>
          <draw:line draw:style-name="gr6" draw:text-style-name="P4" draw:layer="layout" svg:x1="15.494cm" svg:y1="3.302cm" svg:x2="15.494cm" svg:y2="4.572cm">
            <text:p/>
          </draw:line>
          <draw:line draw:style-name="gr6" draw:text-style-name="P4" draw:layer="layout" svg:x1="15.494cm" svg:y1="4.826cm" svg:x2="15.24cm" svg:y2="5.842cm">
            <text:p/>
          </draw:line>
        </draw:g>
        <draw:custom-shape draw:style-name="gr8" draw:text-style-name="P4" draw:layer="layout" svg:width="1.143cm" svg:height="1.143cm" svg:x="11.259cm" svg:y="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1.143cm" svg:height="1.143cm" svg:x="4.247cm" svg:y="2.7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2" draw:style-name="dp1" draw:master-page-name="Default">
        <draw:frame draw:style-name="gr9" draw:text-style-name="P4" draw:layer="layout" svg:width="8.89cm" svg:height="6.655cm" svg:x="0cm" svg:y="0cm">
          <draw:image xlink:href="Pictures/1000000000000266000001CCDB40E54249FCF8B5.pdf" xlink:type="simple" xlink:show="embed" xlink:actuate="onLoad">
            <text:p/>
          </draw:image>
          <draw:image xlink:href="Pictures/1000000000000266000001CC02B2D45E9EB52A22.png" xlink:type="simple" xlink:show="embed" xlink:actuate="onLoad"/>
        </draw:frame>
        <draw:frame draw:style-name="gr9" draw:text-style-name="P4" draw:layer="layout" svg:width="8.89cm" svg:height="6.655cm" svg:x="8.128cm" svg:y="0cm">
          <draw:image xlink:href="Pictures/1000000000000266000001CC1D26A68B8316231E.pdf" xlink:type="simple" xlink:show="embed" xlink:actuate="onLoad">
            <text:p/>
          </draw:image>
          <draw:image xlink:href="Pictures/1000000000000266000001CCE1B2C42895F53FA0.png" xlink:type="simple" xlink:show="embed" xlink:actuate="onLoad"/>
        </draw:frame>
        <draw:g>
          <draw:line draw:style-name="gr4" draw:text-style-name="P4" draw:layer="layout" svg:x1="1.524cm" svg:y1="1.772cm" svg:x2="4.849cm" svg:y2="1.391cm">
            <text:p/>
          </draw:line>
          <draw:line draw:style-name="gr4" draw:text-style-name="P4" draw:layer="layout" svg:x1="4.849cm" svg:y1="1.391cm" svg:x2="5.542cm" svg:y2="1.899cm">
            <text:p/>
          </draw:line>
          <draw:line draw:style-name="gr4" draw:text-style-name="P4" draw:layer="layout" svg:x1="4.018cm" svg:y1="4.566cm" svg:x2="5.542cm" svg:y2="1.899cm">
            <text:p/>
          </draw:line>
          <draw:line draw:style-name="gr5" draw:text-style-name="P4" draw:layer="layout" svg:x1="5.542cm" svg:y1="1.899cm" svg:x2="6.927cm" svg:y2="1.772cm">
            <text:p/>
          </draw:line>
          <draw:line draw:style-name="gr5" draw:text-style-name="P4" draw:layer="layout" svg:x1="6.927cm" svg:y1="1.772cm" svg:x2="7.481cm" svg:y2="0.883cm">
            <text:p/>
          </draw:line>
          <draw:line draw:style-name="gr6" draw:text-style-name="P4" draw:layer="layout" svg:x1="6.927cm" svg:y1="1.772cm" svg:x2="7.62cm" svg:y2="3.169cm">
            <text:p/>
          </draw:line>
          <draw:line draw:style-name="gr5" draw:text-style-name="P4" draw:layer="layout" svg:x1="1.524cm" svg:y1="3.042cm" svg:x2="3.187cm" svg:y2="4.693cm">
            <text:p/>
          </draw:line>
          <draw:line draw:style-name="gr7" draw:text-style-name="P4" draw:layer="layout" svg:x1="1.524cm" svg:y1="4.947cm" svg:x2="4.018cm" svg:y2="4.566cm">
            <text:p/>
          </draw:line>
          <draw:line draw:style-name="gr4" draw:text-style-name="P4" draw:layer="layout" svg:x1="4.018cm" svg:y1="4.566cm" svg:x2="4.572cm" svg:y2="5.836cm">
            <text:p/>
          </draw:line>
          <draw:line draw:style-name="gr6" draw:text-style-name="P4" draw:layer="layout" svg:x1="4.711cm" svg:y1="0.756cm" svg:x2="4.85cm" svg:y2="1.392cm">
            <text:p/>
          </draw:line>
        </draw:g>
        <draw:g>
          <draw:line draw:style-name="gr4" draw:text-style-name="P4" draw:layer="layout" svg:x1="9.791cm" svg:y1="1.651cm" svg:x2="13.255cm" svg:y2="1.27cm">
            <text:p/>
          </draw:line>
          <draw:line draw:style-name="gr4" draw:text-style-name="P4" draw:layer="layout" svg:x1="13.254cm" svg:y1="1.27cm" svg:x2="13.717cm" svg:y2="1.778cm">
            <text:p/>
          </draw:line>
          <draw:line draw:style-name="gr4" draw:text-style-name="P4" draw:layer="layout" svg:x1="12.228cm" svg:y1="4.445cm" svg:x2="13.717cm" svg:y2="1.778cm">
            <text:p/>
          </draw:line>
          <draw:line draw:style-name="gr5" draw:text-style-name="P4" draw:layer="layout" svg:x1="13.717cm" svg:y1="1.778cm" svg:x2="15.071cm" svg:y2="1.651cm">
            <text:p/>
          </draw:line>
          <draw:line draw:style-name="gr5" draw:text-style-name="P4" draw:layer="layout" svg:x1="15.071cm" svg:y1="1.651cm" svg:x2="15.471cm" svg:y2="0.762cm">
            <text:p/>
          </draw:line>
          <draw:line draw:style-name="gr6" draw:text-style-name="P4" draw:layer="layout" svg:x1="15.071cm" svg:y1="1.651cm" svg:x2="15.748cm" svg:y2="3.302cm">
            <text:p/>
          </draw:line>
          <draw:line draw:style-name="gr5" draw:text-style-name="P4" draw:layer="layout" svg:x1="9.652cm" svg:y1="2.032cm" svg:x2="11.869cm" svg:y2="4.445cm">
            <text:p/>
          </draw:line>
          <draw:line draw:style-name="gr7" draw:text-style-name="P4" draw:layer="layout" svg:x1="9.791cm" svg:y1="4.826cm" svg:x2="12.228cm" svg:y2="4.445cm">
            <text:p/>
          </draw:line>
          <draw:line draw:style-name="gr4" draw:text-style-name="P4" draw:layer="layout" svg:x1="12.228cm" svg:y1="4.445cm" svg:x2="12.977cm" svg:y2="5.842cm">
            <text:p/>
          </draw:line>
          <draw:line draw:style-name="gr6" draw:text-style-name="P4" draw:layer="layout" svg:x1="13.254cm" svg:y1="1.27cm" svg:x2="12.977cm" svg:y2="0.762cm">
            <text:p/>
          </draw:line>
          <draw:line draw:style-name="gr6" draw:text-style-name="P4" draw:layer="layout" svg:x1="15.748cm" svg:y1="3.302cm" svg:x2="15.748cm" svg:y2="4.572cm">
            <text:p/>
          </draw:line>
          <draw:line draw:style-name="gr6" draw:text-style-name="P4" draw:layer="layout" svg:x1="15.748cm" svg:y1="4.826cm" svg:x2="15.471cm" svg:y2="5.842cm">
            <text:p/>
          </draw:line>
        </draw:g>
        <draw:g>
          <svg:title>TexMaths</svg:title>
          <svg:desc>14§display§$150$§svg§600§FALSE§</svg:desc>
          <draw:polygon draw:style-name="gr2" draw:text-style-name="P2" draw:layer="layout" svg:width="0.738cm" svg:height="0.317cm" svg:x="0.254cm" svg:y="6.148cm" svg:viewBox="0 0 739 318" draw:points="370,318 0,318 0,0 739,0 739,318">
            <text:p/>
          </draw:polygon>
          <draw:path draw:style-name="gr3" draw:text-style-name="P3" draw:layer="layout" svg:width="0.162cm" svg:height="0.328cm" svg:x="0.298cm" svg:y="6.138cm" svg:viewBox="0 0 163 329" svg:d="M102 12c0-11 0-12-11-12-32 31-75 31-91 31v16c10 0 39 0 65-13v256c0 18-1 23-46 23h-16v16c17-2 61-2 80-2 20 0 63 0 80 2v-16h-15c-45 0-46-5-46-23z">
            <text:p/>
          </draw:path>
          <draw:path draw:style-name="gr3" draw:text-style-name="P3" draw:layer="layout" svg:width="0.196cm" svg:height="0.338cm" svg:x="0.525cm" svg:y="6.138cm" svg:viewBox="0 0 197 339" svg:d="M197 229c0-58-40-108-94-108-24 0-45 8-63 26v-97c10 4 27 7 43 7 60 0 95-45 95-51 0-4-1-6-4-6-2 0-3 0-5 1-10 5-34 15-67 15-20 0-43-4-66-14-4-2-5-2-6-2-4 0-4 4-4 12v146c0 9 0 13 6 13 4 0 5-1 6-4 6-8 25-35 64-35 26 0 38 22 42 31 8 19 9 38 9 63 0 17 0 47-12 67-11 19-30 33-53 33-35 0-63-26-72-55 1 0 3 0 9 0 15 0 24-13 24-24 0-12-9-24-24-24-8 0-25 3-25 26 0 42 34 90 90 90 57 0 107-47 107-110z">
            <text:p/>
          </draw:path>
          <draw:path draw:style-name="gr3" draw:text-style-name="P3" draw:layer="layout" svg:width="0.207cm" svg:height="0.338cm" svg:x="0.765cm" svg:y="6.138cm" svg:viewBox="0 0 208 339" svg:d="M208 171c0-40-2-79-20-116-22-47-63-55-84-55-29 0-66 12-86 58-16 35-18 73-18 113 0 37 2 81 22 119 22 39 57 49 82 49 27 0 64-10 86-57 16-34 18-73 18-111zM104 329c-19 0-49-12-57-60-6-30-6-75-6-105 0-31 0-63 4-90 10-58 47-63 59-63 16 0 48 9 58 57 5 28 5 65 5 96 0 37 0 71-6 102-6 47-34 63-57 63z">
            <text:p/>
          </draw:path>
        </draw:g>
        <draw:custom-shape draw:style-name="gr8" draw:text-style-name="P4" draw:layer="layout" svg:width="1.143cm" svg:height="1.143cm" svg:x="4.247cm" svg:y="2.7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1.143cm" svg:height="1.143cm" svg:x="11.176cm" svg:y="2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3" draw:style-name="dp1" draw:master-page-name="Default">
        <draw:frame draw:style-name="gr10" draw:text-style-name="P4" draw:layer="layout" svg:width="8.89cm" svg:height="6.655cm" svg:x="0cm" svg:y="0cm">
          <draw:image xlink:href="Pictures/1000000000000266000001CCDE5C54AF5935325D.pdf" xlink:type="simple" xlink:show="embed" xlink:actuate="onLoad">
            <text:p/>
          </draw:image>
          <draw:image xlink:href="Pictures/1000000000000266000001CC1D3726BA0A8CE18E.png" xlink:type="simple" xlink:show="embed" xlink:actuate="onLoad"/>
        </draw:frame>
        <draw:frame draw:style-name="gr10" draw:text-style-name="P4" draw:layer="layout" svg:width="8.89cm" svg:height="6.655cm" svg:x="8.128cm" svg:y="0cm">
          <draw:image xlink:href="Pictures/1000000000000266000001CCF2DC244AE29398BE.pdf" xlink:type="simple" xlink:show="embed" xlink:actuate="onLoad">
            <text:p/>
          </draw:image>
          <draw:image xlink:href="Pictures/1000000000000266000001CC279276ADCD6A01C8.png" xlink:type="simple" xlink:show="embed" xlink:actuate="onLoad"/>
        </draw:frame>
        <draw:g>
          <svg:title>TexMaths</svg:title>
          <svg:desc>14§display§$160$§svg§600§FALSE§</svg:desc>
          <draw:polygon draw:style-name="gr2" draw:text-style-name="P2" draw:layer="layout" svg:width="0.738cm" svg:height="0.317cm" svg:x="0.023cm" svg:y="6.233cm" svg:viewBox="0 0 739 318" draw:points="370,318 0,318 0,0 739,0 739,318">
            <text:p/>
          </draw:polygon>
          <draw:path draw:style-name="gr3" draw:text-style-name="P3" draw:layer="layout" svg:width="0.162cm" svg:height="0.328cm" svg:x="0.067cm" svg:y="6.223cm" svg:viewBox="0 0 163 329" svg:d="M102 12c0-11 0-12-11-12-32 31-75 31-91 31v16c10 0 39 0 65-13v256c0 18-1 23-46 23h-16v16c17-2 61-2 80-2 20 0 63 0 80 2v-16h-15c-45 0-46-5-46-23z">
            <text:p/>
          </draw:path>
          <draw:path draw:style-name="gr3" draw:text-style-name="P3" draw:layer="layout" svg:width="0.204cm" svg:height="0.338cm" svg:x="0.289cm" svg:y="6.223cm" svg:viewBox="0 0 205 339" svg:d="M45 167v-13c0-124 61-142 86-142 12 0 32 4 44 20-8 0-27 0-27 22 0 15 11 23 22 23 8 0 23-4 23-23 0-31-22-54-63-54-63 0-130 64-130 172 0 132 57 167 103 167 55 0 102-46 102-111 0-62-44-111-99-111-33 0-51 26-61 50zM103 326c-31 0-46-31-48-37-9-24-9-63-9-72 0-38 16-88 60-88 8 0 31 0 46 31 9 18 9 44 9 67 0 24 0 48-9 66-14 30-38 33-49 33z">
            <text:p/>
          </draw:path>
          <draw:path draw:style-name="gr3" draw:text-style-name="P3" draw:layer="layout" svg:width="0.207cm" svg:height="0.338cm" svg:x="0.534cm" svg:y="6.223cm" svg:viewBox="0 0 208 339" svg:d="M208 171c0-40-2-79-20-116-22-47-63-55-84-55-29 0-66 12-86 58-16 35-18 73-18 113 0 37 2 81 22 119 22 39 57 49 82 49 27 0 64-10 86-57 16-34 18-73 18-111zM104 329c-19 0-49-12-57-60-6-30-6-75-6-105 0-31 0-63 4-90 10-58 47-63 59-63 16 0 48 9 58 57 5 28 5 65 5 96 0 37 0 71-6 102-6 47-34 63-57 63z">
            <text:p/>
          </draw:path>
        </draw:g>
        <draw:g>
          <draw:line draw:style-name="gr4" draw:text-style-name="P4" draw:layer="layout" svg:x1="1.524cm" svg:y1="1.772cm" svg:x2="4.849cm" svg:y2="1.391cm">
            <text:p/>
          </draw:line>
          <draw:line draw:style-name="gr4" draw:text-style-name="P4" draw:layer="layout" svg:x1="4.849cm" svg:y1="1.391cm" svg:x2="5.542cm" svg:y2="1.899cm">
            <text:p/>
          </draw:line>
          <draw:line draw:style-name="gr4" draw:text-style-name="P4" draw:layer="layout" svg:x1="4.018cm" svg:y1="4.566cm" svg:x2="5.542cm" svg:y2="1.899cm">
            <text:p/>
          </draw:line>
          <draw:line draw:style-name="gr5" draw:text-style-name="P4" draw:layer="layout" svg:x1="5.542cm" svg:y1="1.899cm" svg:x2="6.927cm" svg:y2="1.772cm">
            <text:p/>
          </draw:line>
          <draw:line draw:style-name="gr5" draw:text-style-name="P4" draw:layer="layout" svg:x1="6.927cm" svg:y1="1.772cm" svg:x2="7.481cm" svg:y2="0.883cm">
            <text:p/>
          </draw:line>
          <draw:line draw:style-name="gr6" draw:text-style-name="P4" draw:layer="layout" svg:x1="6.927cm" svg:y1="1.772cm" svg:x2="7.62cm" svg:y2="3.169cm">
            <text:p/>
          </draw:line>
          <draw:line draw:style-name="gr5" draw:text-style-name="P4" draw:layer="layout" svg:x1="1.524cm" svg:y1="3.042cm" svg:x2="3.187cm" svg:y2="4.693cm">
            <text:p/>
          </draw:line>
          <draw:line draw:style-name="gr7" draw:text-style-name="P4" draw:layer="layout" svg:x1="1.524cm" svg:y1="4.947cm" svg:x2="4.018cm" svg:y2="4.566cm">
            <text:p/>
          </draw:line>
          <draw:line draw:style-name="gr4" draw:text-style-name="P4" draw:layer="layout" svg:x1="4.018cm" svg:y1="4.566cm" svg:x2="4.572cm" svg:y2="5.836cm">
            <text:p/>
          </draw:line>
          <draw:line draw:style-name="gr6" draw:text-style-name="P4" draw:layer="layout" svg:x1="4.711cm" svg:y1="0.756cm" svg:x2="4.85cm" svg:y2="1.392cm">
            <text:p/>
          </draw:line>
        </draw:g>
        <draw:g>
          <draw:line draw:style-name="gr4" draw:text-style-name="P4" draw:layer="layout" svg:x1="9.666cm" svg:y1="1.651cm" svg:x2="13.202cm" svg:y2="1.27cm">
            <text:p/>
          </draw:line>
          <draw:line draw:style-name="gr4" draw:text-style-name="P4" draw:layer="layout" svg:x1="13.202cm" svg:y1="1.27cm" svg:x2="13.674cm" svg:y2="1.778cm">
            <text:p/>
          </draw:line>
          <draw:line draw:style-name="gr4" draw:text-style-name="P4" draw:layer="layout" svg:x1="12.154cm" svg:y1="4.445cm" svg:x2="13.674cm" svg:y2="1.778cm">
            <text:p/>
          </draw:line>
          <draw:line draw:style-name="gr5" draw:text-style-name="P4" draw:layer="layout" svg:x1="13.675cm" svg:y1="1.778cm" svg:x2="15.057cm" svg:y2="1.651cm">
            <text:p/>
          </draw:line>
          <draw:line draw:style-name="gr5" draw:text-style-name="P4" draw:layer="layout" svg:x1="15.056cm" svg:y1="1.651cm" svg:x2="15.465cm" svg:y2="0.762cm">
            <text:p/>
          </draw:line>
          <draw:line draw:style-name="gr6" draw:text-style-name="P4" draw:layer="layout" svg:x1="15.056cm" svg:y1="1.651cm" svg:x2="15.748cm" svg:y2="3.302cm">
            <text:p/>
          </draw:line>
          <draw:line draw:style-name="gr5" draw:text-style-name="P4" draw:layer="layout" svg:x1="9.525cm" svg:y1="2.032cm" svg:x2="11.788cm" svg:y2="4.445cm">
            <text:p/>
          </draw:line>
          <draw:line draw:style-name="gr7" draw:text-style-name="P4" draw:layer="layout" svg:x1="9.666cm" svg:y1="4.826cm" svg:x2="12.154cm" svg:y2="4.445cm">
            <text:p/>
          </draw:line>
          <draw:line draw:style-name="gr4" draw:text-style-name="P4" draw:layer="layout" svg:x1="12.154cm" svg:y1="4.445cm" svg:x2="12.919cm" svg:y2="5.842cm">
            <text:p/>
          </draw:line>
          <draw:line draw:style-name="gr6" draw:text-style-name="P4" draw:layer="layout" svg:x1="13.202cm" svg:y1="1.27cm" svg:x2="12.919cm" svg:y2="0.762cm">
            <text:p/>
          </draw:line>
          <draw:line draw:style-name="gr6" draw:text-style-name="P4" draw:layer="layout" svg:x1="15.748cm" svg:y1="3.302cm" svg:x2="15.748cm" svg:y2="4.572cm">
            <text:p/>
          </draw:line>
          <draw:line draw:style-name="gr6" draw:text-style-name="P4" draw:layer="layout" svg:x1="15.748cm" svg:y1="4.826cm" svg:x2="15.465cm" svg:y2="5.842cm">
            <text:p/>
          </draw:line>
        </draw:g>
        <draw:custom-shape draw:style-name="gr8" draw:text-style-name="P4" draw:layer="layout" svg:width="1.143cm" svg:height="1.143cm" svg:x="4.247cm" svg:y="2.7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1.143cm" svg:height="1.143cm" svg:x="11.259cm" svg:y="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4" draw:style-name="dp1" draw:master-page-name="Default">
        <draw:frame draw:style-name="gr11" draw:text-style-name="P1" draw:layer="layout" svg:width="8.888cm" svg:height="6.653cm" svg:x="0.001cm" svg:y="0.001cm">
          <draw:image xlink:href="Pictures/1000000000000266000001CCFAB1EED4CECC1494.pdf" xlink:type="simple" xlink:show="embed" xlink:actuate="onLoad">
            <text:p/>
          </draw:image>
          <draw:image xlink:href="Pictures/1000000000000266000001CCF66C22446D95B1BF.png" xlink:type="simple" xlink:show="embed" xlink:actuate="onLoad"/>
        </draw:frame>
        <draw:frame draw:style-name="gr11" draw:text-style-name="P1" draw:layer="layout" svg:width="8.888cm" svg:height="6.653cm" svg:x="8.129cm" svg:y="0.001cm">
          <draw:image xlink:href="Pictures/1000000000000266000001CCF2DC244AE29398BE.pdf" xlink:type="simple" xlink:show="embed" xlink:actuate="onLoad">
            <text:p/>
          </draw:image>
          <draw:image xlink:href="Pictures/1000000000000266000001CC279276ADCD6A01C8.png" xlink:type="simple" xlink:show="embed" xlink:actuate="onLoad"/>
        </draw:frame>
        <draw:g>
          <draw:line draw:style-name="gr4" draw:text-style-name="P4" draw:layer="layout" svg:x1="1.524cm" svg:y1="1.772cm" svg:x2="4.849cm" svg:y2="1.391cm">
            <text:p/>
          </draw:line>
          <draw:line draw:style-name="gr4" draw:text-style-name="P4" draw:layer="layout" svg:x1="4.849cm" svg:y1="1.391cm" svg:x2="5.542cm" svg:y2="1.899cm">
            <text:p/>
          </draw:line>
          <draw:line draw:style-name="gr4" draw:text-style-name="P4" draw:layer="layout" svg:x1="4.018cm" svg:y1="4.566cm" svg:x2="5.542cm" svg:y2="1.899cm">
            <text:p/>
          </draw:line>
          <draw:line draw:style-name="gr5" draw:text-style-name="P4" draw:layer="layout" svg:x1="5.542cm" svg:y1="1.899cm" svg:x2="6.927cm" svg:y2="1.772cm">
            <text:p/>
          </draw:line>
          <draw:line draw:style-name="gr5" draw:text-style-name="P4" draw:layer="layout" svg:x1="6.927cm" svg:y1="1.772cm" svg:x2="7.481cm" svg:y2="0.883cm">
            <text:p/>
          </draw:line>
          <draw:line draw:style-name="gr6" draw:text-style-name="P4" draw:layer="layout" svg:x1="6.927cm" svg:y1="1.772cm" svg:x2="7.62cm" svg:y2="3.169cm">
            <text:p/>
          </draw:line>
          <draw:line draw:style-name="gr5" draw:text-style-name="P4" draw:layer="layout" svg:x1="1.524cm" svg:y1="3.042cm" svg:x2="3.187cm" svg:y2="4.693cm">
            <text:p/>
          </draw:line>
          <draw:line draw:style-name="gr7" draw:text-style-name="P4" draw:layer="layout" svg:x1="1.524cm" svg:y1="4.947cm" svg:x2="4.018cm" svg:y2="4.566cm">
            <text:p/>
          </draw:line>
          <draw:line draw:style-name="gr4" draw:text-style-name="P4" draw:layer="layout" svg:x1="4.018cm" svg:y1="4.566cm" svg:x2="4.572cm" svg:y2="5.836cm">
            <text:p/>
          </draw:line>
          <draw:line draw:style-name="gr6" draw:text-style-name="P4" draw:layer="layout" svg:x1="4.711cm" svg:y1="0.756cm" svg:x2="4.85cm" svg:y2="1.392cm">
            <text:p/>
          </draw:line>
        </draw:g>
        <draw:g>
          <draw:line draw:style-name="gr4" draw:text-style-name="P4" draw:layer="layout" svg:x1="9.666cm" svg:y1="1.651cm" svg:x2="13.202cm" svg:y2="1.27cm">
            <text:p/>
          </draw:line>
          <draw:line draw:style-name="gr4" draw:text-style-name="P4" draw:layer="layout" svg:x1="13.202cm" svg:y1="1.27cm" svg:x2="13.674cm" svg:y2="1.778cm">
            <text:p/>
          </draw:line>
          <draw:line draw:style-name="gr4" draw:text-style-name="P4" draw:layer="layout" svg:x1="12.154cm" svg:y1="4.445cm" svg:x2="13.674cm" svg:y2="1.778cm">
            <text:p/>
          </draw:line>
          <draw:line draw:style-name="gr5" draw:text-style-name="P4" draw:layer="layout" svg:x1="13.675cm" svg:y1="1.778cm" svg:x2="15.057cm" svg:y2="1.651cm">
            <text:p/>
          </draw:line>
          <draw:line draw:style-name="gr5" draw:text-style-name="P4" draw:layer="layout" svg:x1="15.056cm" svg:y1="1.651cm" svg:x2="15.465cm" svg:y2="0.762cm">
            <text:p/>
          </draw:line>
          <draw:line draw:style-name="gr6" draw:text-style-name="P4" draw:layer="layout" svg:x1="15.056cm" svg:y1="1.651cm" svg:x2="15.748cm" svg:y2="3.302cm">
            <text:p/>
          </draw:line>
          <draw:line draw:style-name="gr5" draw:text-style-name="P4" draw:layer="layout" svg:x1="9.525cm" svg:y1="2.032cm" svg:x2="11.788cm" svg:y2="4.445cm">
            <text:p/>
          </draw:line>
          <draw:line draw:style-name="gr7" draw:text-style-name="P4" draw:layer="layout" svg:x1="9.666cm" svg:y1="4.826cm" svg:x2="12.154cm" svg:y2="4.445cm">
            <text:p/>
          </draw:line>
          <draw:line draw:style-name="gr4" draw:text-style-name="P4" draw:layer="layout" svg:x1="12.154cm" svg:y1="4.445cm" svg:x2="12.919cm" svg:y2="5.842cm">
            <text:p/>
          </draw:line>
          <draw:line draw:style-name="gr6" draw:text-style-name="P4" draw:layer="layout" svg:x1="13.202cm" svg:y1="1.27cm" svg:x2="12.919cm" svg:y2="0.762cm">
            <text:p/>
          </draw:line>
          <draw:line draw:style-name="gr6" draw:text-style-name="P4" draw:layer="layout" svg:x1="15.748cm" svg:y1="3.302cm" svg:x2="15.748cm" svg:y2="4.572cm">
            <text:p/>
          </draw:line>
          <draw:line draw:style-name="gr6" draw:text-style-name="P4" draw:layer="layout" svg:x1="15.748cm" svg:y1="4.826cm" svg:x2="15.465cm" svg:y2="5.842cm">
            <text:p/>
          </draw:line>
        </draw:g>
        <draw:g>
          <draw:polygon draw:style-name="gr2" draw:text-style-name="P2" draw:layer="layout" svg:width="0.738cm" svg:height="0.316cm" svg:x="0.023cm" svg:y="6.276cm" svg:viewBox="0 0 739 317" draw:points="370,317 0,317 0,0 739,0 739,317">
            <text:p/>
          </draw:polygon>
          <draw:path draw:style-name="gr3" draw:text-style-name="P3" draw:layer="layout" svg:width="0.162cm" svg:height="0.327cm" svg:x="0.067cm" svg:y="6.266cm" svg:viewBox="0 0 163 328" svg:d="M102 12c0-11 0-12-11-12-32 31-75 31-91 31v16c10 0 39 0 65-13v255c0 18-1 24-46 24h-16v15c17-2 61-2 80-2 20 0 63 0 80 2v-15h-15c-45 0-46-6-46-24z">
            <text:p/>
          </draw:path>
          <draw:path draw:style-name="gr3" draw:text-style-name="P3" draw:layer="layout" svg:width="0.211cm" svg:height="0.343cm" svg:x="0.296cm" svg:y="6.26cm" svg:viewBox="0 0 212 344" svg:d="M207 34c5-7 5-8 5-18h-120c-61 0-62-7-63-16h-12l-17 102h12c1-8 6-39 13-45 3-3 42-3 48-3h103c-6 7-45 61-56 78-44 66-61 134-61 184 0 6 0 28 23 28s23-22 23-28v-24c0-27 1-55 5-81 2-11 9-54 31-85z">
            <text:p/>
          </draw:path>
          <draw:path draw:style-name="gr3" draw:text-style-name="P3" draw:layer="layout" svg:width="0.207cm" svg:height="0.337cm" svg:x="0.534cm" svg:y="6.266cm" svg:viewBox="0 0 208 338" svg:d="M208 171c0-40-2-79-20-116-22-47-63-55-84-55-29 0-66 12-86 58-16 35-18 73-18 113 0 37 2 80 22 118 22 39 57 49 82 49 27 0 64-10 86-57 16-33 18-72 18-110zM104 328c-19 0-49-12-57-60-6-29-6-75-6-104 0-31 0-63 4-90 10-58 47-63 59-63 16 0 48 9 58 57 5 28 5 65 5 96 0 37 0 71-6 102-6 47-34 62-57 62z">
            <text:p/>
          </draw:path>
        </draw:g>
        <draw:custom-shape draw:style-name="gr8" draw:text-style-name="P4" draw:layer="layout" svg:width="1.143cm" svg:height="1.143cm" svg:x="4.247cm" svg:y="2.7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1.143cm" svg:height="1.143cm" svg:x="11.259cm" svg:y="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5" draw:style-name="dp1" draw:master-page-name="Default">
        <draw:frame draw:style-name="gr9" draw:text-style-name="P4" draw:layer="layout" svg:width="8.89cm" svg:height="6.604cm" svg:x="0cm" svg:y="0cm">
          <draw:image xlink:href="Pictures/1000000000000266000001CC99F2B39C4ED1B27A.pdf" xlink:type="simple" xlink:show="embed" xlink:actuate="onLoad">
            <text:p/>
          </draw:image>
          <draw:image xlink:href="Pictures/1000000000000266000001CC921A4D5366E31E0A.png" xlink:type="simple" xlink:show="embed" xlink:actuate="onLoad"/>
        </draw:frame>
        <draw:frame draw:style-name="gr9" draw:text-style-name="P4" draw:layer="layout" svg:width="8.89cm" svg:height="6.629cm" svg:x="8.128cm" svg:y="0cm">
          <draw:image xlink:href="Pictures/1000000000000266000001CC0F843D48E1F0CF44.pdf" xlink:type="simple" xlink:show="embed" xlink:actuate="onLoad">
            <text:p/>
          </draw:image>
          <draw:image xlink:href="Pictures/1000000000000266000001CC90ADBD1A8884DE51.png" xlink:type="simple" xlink:show="embed" xlink:actuate="onLoad"/>
        </draw:frame>
        <draw:g>
          <svg:title>TexMaths</svg:title>
          <svg:desc>14§display§$180$§svg§600§FALSE§</svg:desc>
          <draw:polygon draw:style-name="gr2" draw:text-style-name="P2" draw:layer="layout" svg:width="0.738cm" svg:height="0.317cm" svg:x="0.15cm" svg:y="6.148cm" svg:viewBox="0 0 739 318" draw:points="370,318 0,318 0,0 739,0 739,318">
            <text:p/>
          </draw:polygon>
          <draw:path draw:style-name="gr3" draw:text-style-name="P3" draw:layer="layout" svg:width="0.162cm" svg:height="0.328cm" svg:x="0.194cm" svg:y="6.138cm" svg:viewBox="0 0 163 329" svg:d="M102 12c0-11 0-12-11-12-32 31-75 31-91 31v16c10 0 39 0 65-13v256c0 18-1 23-46 23h-16v16c17-2 61-2 80-2 20 0 63 0 80 2v-16h-15c-45 0-46-5-46-23z">
            <text:p/>
          </draw:path>
          <draw:path draw:style-name="gr3" draw:text-style-name="P3" draw:layer="layout" svg:width="0.204cm" svg:height="0.338cm" svg:x="0.416cm" svg:y="6.138cm" svg:viewBox="0 0 205 339" svg:d="M59 103c-22-15-24-31-24-40 0-29 32-51 67-51 37 0 68 26 68 62 0 28-19 51-49 68zM132 150c36-18 59-44 59-76 0-46-43-74-88-74-49 0-90 37-90 83 0 9 2 30 22 53 5 6 24 18 37 27-29 15-72 42-72 91 0 53 50 85 102 85 56 0 103-40 103-93 0-18-6-40-24-61-10-10-18-15-49-35zM83 171l60 38c14 9 37 24 37 54 0 37-37 63-77 63-43 0-78-31-78-72 0-29 15-60 58-83z">
            <text:p/>
          </draw:path>
          <draw:path draw:style-name="gr3" draw:text-style-name="P3" draw:layer="layout" svg:width="0.207cm" svg:height="0.338cm" svg:x="0.661cm" svg:y="6.138cm" svg:viewBox="0 0 208 339" svg:d="M208 171c0-40-2-79-20-116-22-47-63-55-84-55-29 0-66 12-86 58-16 35-18 73-18 113 0 37 2 81 22 119 22 39 57 49 82 49 27 0 64-10 86-57 16-34 18-73 18-111zM104 329c-19 0-49-12-57-60-6-30-6-75-6-105 0-31 0-63 4-90 10-58 47-63 59-63 16 0 48 9 58 57 5 28 5 65 5 96 0 37 0 71-6 102-6 47-34 63-57 63z">
            <text:p/>
          </draw:path>
        </draw:g>
        <draw:g>
          <draw:line draw:style-name="gr4" draw:text-style-name="P4" draw:layer="layout" svg:x1="1.524cm" svg:y1="1.772cm" svg:x2="4.849cm" svg:y2="1.391cm">
            <text:p/>
          </draw:line>
          <draw:line draw:style-name="gr4" draw:text-style-name="P4" draw:layer="layout" svg:x1="4.849cm" svg:y1="1.391cm" svg:x2="5.542cm" svg:y2="1.899cm">
            <text:p/>
          </draw:line>
          <draw:line draw:style-name="gr4" draw:text-style-name="P4" draw:layer="layout" svg:x1="4.018cm" svg:y1="4.566cm" svg:x2="5.542cm" svg:y2="1.899cm">
            <text:p/>
          </draw:line>
          <draw:line draw:style-name="gr5" draw:text-style-name="P4" draw:layer="layout" svg:x1="5.542cm" svg:y1="1.899cm" svg:x2="6.927cm" svg:y2="1.772cm">
            <text:p/>
          </draw:line>
          <draw:line draw:style-name="gr5" draw:text-style-name="P4" draw:layer="layout" svg:x1="6.927cm" svg:y1="1.772cm" svg:x2="7.481cm" svg:y2="0.883cm">
            <text:p/>
          </draw:line>
          <draw:line draw:style-name="gr6" draw:text-style-name="P4" draw:layer="layout" svg:x1="6.927cm" svg:y1="1.772cm" svg:x2="7.62cm" svg:y2="3.169cm">
            <text:p/>
          </draw:line>
          <draw:line draw:style-name="gr5" draw:text-style-name="P4" draw:layer="layout" svg:x1="1.524cm" svg:y1="3.042cm" svg:x2="3.187cm" svg:y2="4.693cm">
            <text:p/>
          </draw:line>
          <draw:line draw:style-name="gr7" draw:text-style-name="P4" draw:layer="layout" svg:x1="1.524cm" svg:y1="4.947cm" svg:x2="4.018cm" svg:y2="4.566cm">
            <text:p/>
          </draw:line>
          <draw:line draw:style-name="gr4" draw:text-style-name="P4" draw:layer="layout" svg:x1="4.018cm" svg:y1="4.566cm" svg:x2="4.572cm" svg:y2="5.836cm">
            <text:p/>
          </draw:line>
          <draw:line draw:style-name="gr6" draw:text-style-name="P4" draw:layer="layout" svg:x1="4.711cm" svg:y1="0.756cm" svg:x2="4.85cm" svg:y2="1.392cm">
            <text:p/>
          </draw:line>
        </draw:g>
        <draw:g>
          <draw:line draw:style-name="gr4" draw:text-style-name="P4" draw:layer="layout" svg:x1="9.791cm" svg:y1="1.651cm" svg:x2="13.255cm" svg:y2="1.27cm">
            <text:p/>
          </draw:line>
          <draw:line draw:style-name="gr4" draw:text-style-name="P4" draw:layer="layout" svg:x1="13.254cm" svg:y1="1.27cm" svg:x2="13.717cm" svg:y2="1.778cm">
            <text:p/>
          </draw:line>
          <draw:line draw:style-name="gr4" draw:text-style-name="P4" draw:layer="layout" svg:x1="12.228cm" svg:y1="4.445cm" svg:x2="13.717cm" svg:y2="1.778cm">
            <text:p/>
          </draw:line>
          <draw:line draw:style-name="gr5" draw:text-style-name="P4" draw:layer="layout" svg:x1="13.717cm" svg:y1="1.778cm" svg:x2="15.071cm" svg:y2="1.651cm">
            <text:p/>
          </draw:line>
          <draw:line draw:style-name="gr5" draw:text-style-name="P4" draw:layer="layout" svg:x1="15.071cm" svg:y1="1.651cm" svg:x2="15.471cm" svg:y2="0.762cm">
            <text:p/>
          </draw:line>
          <draw:line draw:style-name="gr6" draw:text-style-name="P4" draw:layer="layout" svg:x1="15.071cm" svg:y1="1.651cm" svg:x2="15.748cm" svg:y2="3.302cm">
            <text:p/>
          </draw:line>
          <draw:line draw:style-name="gr5" draw:text-style-name="P4" draw:layer="layout" svg:x1="9.652cm" svg:y1="2.032cm" svg:x2="11.869cm" svg:y2="4.445cm">
            <text:p/>
          </draw:line>
          <draw:line draw:style-name="gr7" draw:text-style-name="P4" draw:layer="layout" svg:x1="9.791cm" svg:y1="4.826cm" svg:x2="12.228cm" svg:y2="4.445cm">
            <text:p/>
          </draw:line>
          <draw:line draw:style-name="gr4" draw:text-style-name="P4" draw:layer="layout" svg:x1="12.228cm" svg:y1="4.445cm" svg:x2="12.977cm" svg:y2="5.842cm">
            <text:p/>
          </draw:line>
          <draw:line draw:style-name="gr6" draw:text-style-name="P4" draw:layer="layout" svg:x1="13.254cm" svg:y1="1.27cm" svg:x2="12.977cm" svg:y2="0.762cm">
            <text:p/>
          </draw:line>
          <draw:line draw:style-name="gr6" draw:text-style-name="P4" draw:layer="layout" svg:x1="15.748cm" svg:y1="3.302cm" svg:x2="15.748cm" svg:y2="4.572cm">
            <text:p/>
          </draw:line>
          <draw:line draw:style-name="gr6" draw:text-style-name="P4" draw:layer="layout" svg:x1="15.748cm" svg:y1="4.826cm" svg:x2="15.471cm" svg:y2="5.842cm">
            <text:p/>
          </draw:line>
        </draw:g>
        <draw:custom-shape draw:style-name="gr8" draw:text-style-name="P4" draw:layer="layout" svg:width="1.143cm" svg:height="1.143cm" svg:x="4.247cm" svg:y="2.7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1.143cm" svg:height="1.143cm" svg:x="11.259cm" svg:y="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7.272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6T20:55:37.943187484</meta:creation-date>
    <dc:date>2018-09-16T21:47:57.043765679</dc:date>
    <meta:editing-duration>PT20M10S</meta:editing-duration>
    <meta:editing-cycles>4</meta:editing-cycles>
    <meta:generator>LibreOffice/6.0.3.2$Linux_X86_64 LibreOffice_project/00m0$Build-2</meta:generator>
    <meta:document-statistic meta:object-count="163"/>
  </office:meta>
</office:document-meta>
</file>